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1.4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4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2"/>
        <table:table-column table:style-name="co5" table:default-cell-style-name="ce3"/>
        <table:table-column table:style-name="co3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C ak-135f</text:p>
          </table:table-cell>
          <table:table-cell office:value-type="string" calcext:value-type="string">
            <text:p>from:</text:p>
          </table:table-cell>
          <table:table-cell office:value-type="string" calcext:value-type="string">
            <text:p>http://ds.iris.edu/ds/products/emc-ak135-f/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vel</text:p>
          </table:table-cell>
          <table:table-cell office:value-type="string" calcext:value-type="string">
            <text:p>Svel</text:p>
          </table:table-cell>
          <table:table-cell office:value-type="string" calcext:value-type="string">
            <text:p>Qkappa</text:p>
          </table:table-cell>
          <table:table-cell office:value-type="string" calcext:value-type="string">
            <text:p>Qmu</text:p>
          </table:table-cell>
          <table:table-cell table:number-columns-repeated="2"/>
          <table:table-cell office:value-type="string" calcext:value-type="string">
            <text:p>mu(beta,rho)</text:p>
          </table:table-cell>
          <table:table-cell office:value-type="string" calcext:value-type="string">
            <text:p>lambda(alpha,rho,mu)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57822" calcext:value-type="float">
            <text:p>578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table:formula="of:=[.D7]*[.D7]*[.B7]" office:value-type="float" office:value="0" calcext:value-type="float">
            <text:p>0.00</text:p>
          </table:table-cell>
          <table:table-cell table:formula="of:=[.C7]*[.C7]*[.B7]-2*[.I7]" office:value-type="float" office:value="2.14455" calcext:value-type="float">
            <text:p>2.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57822" calcext:value-type="float">
            <text:p>578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table:formula="of:=[.D8]*[.D8]*[.B8]" office:value-type="float" office:value="0" calcext:value-type="float">
            <text:p>0.00</text:p>
          </table:table-cell>
          <table:table-cell table:formula="of:=[.C8]*[.C8]*[.B8]-2*[.I8]" office:value-type="float" office:value="2.14455" calcext:value-type="float">
            <text:p>2.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163.35" calcext:value-type="float">
            <text:p>163.3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3" table:formula="of:=[.D9]*[.D9]*[.B9]" office:value-type="float" office:value="2" calcext:value-type="float">
            <text:p>2.00</text:p>
          </table:table-cell>
          <table:table-cell table:formula="of:=[.C9]*[.C9]*[.B9]-2*[.I9]" office:value-type="float" office:value="1.445" calcext:value-type="float">
            <text:p>1.45</text:p>
          </table:table-cell>
          <table:table-cell table:number-columns-repeated="10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163.35" calcext:value-type="float">
            <text:p>163.3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3" table:formula="of:=[.D10]*[.D10]*[.B10]" office:value-type="float" office:value="2" calcext:value-type="float">
            <text:p>2.00</text:p>
          </table:table-cell>
          <table:table-cell table:formula="of:=[.C10]*[.C10]*[.B10]-2*[.I10]" office:value-type="float" office:value="1.445" calcext:value-type="float">
            <text:p>1.45</text:p>
          </table:table-cell>
          <table:table-cell table:number-columns-repeated="10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5.8" calcext:value-type="float">
            <text:p>5.8</text:p>
          </table:table-cell>
          <table:table-cell office:value-type="float" office:value="3.2" calcext:value-type="float">
            <text:p>3.2</text:p>
          </table:table-cell>
          <table:table-cell office:value-type="float" office:value="1478.3" calcext:value-type="float">
            <text:p>1478.3</text:p>
          </table:table-cell>
          <table:table-cell office:value-type="float" office:value="599.99" calcext:value-type="float">
            <text:p>599.99</text:p>
          </table:table-cell>
          <table:table-cell table:number-columns-repeated="2"/>
          <table:table-cell table:style-name="ce3" table:formula="of:=[.D11]*[.D11]*[.B11]" office:value-type="float" office:value="26.624" calcext:value-type="float">
            <text:p>26.62</text:p>
          </table:table-cell>
          <table:table-cell table:formula="of:=[.C11]*[.C11]*[.B11]-2*[.I11]" office:value-type="float" office:value="34.216" calcext:value-type="float">
            <text:p>34.2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5.8" calcext:value-type="float">
            <text:p>5.8</text:p>
          </table:table-cell>
          <table:table-cell office:value-type="float" office:value="3.2" calcext:value-type="float">
            <text:p>3.2</text:p>
          </table:table-cell>
          <table:table-cell office:value-type="float" office:value="1478.3" calcext:value-type="float">
            <text:p>1478.3</text:p>
          </table:table-cell>
          <table:table-cell office:value-type="float" office:value="599.99" calcext:value-type="float">
            <text:p>599.99</text:p>
          </table:table-cell>
          <table:table-cell table:number-columns-repeated="2"/>
          <table:table-cell table:style-name="ce3" table:formula="of:=[.D12]*[.D12]*[.B12]" office:value-type="float" office:value="26.624" calcext:value-type="float">
            <text:p>26.62</text:p>
          </table:table-cell>
          <table:table-cell table:formula="of:=[.C12]*[.C12]*[.B12]-2*[.I12]" office:value-type="float" office:value="34.216" calcext:value-type="float">
            <text:p>34.2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2" calcext:value-type="float">
            <text:p>2.92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368.02" calcext:value-type="float">
            <text:p>1368.02</text:p>
          </table:table-cell>
          <table:table-cell office:value-type="float" office:value="599.99" calcext:value-type="float">
            <text:p>599.99</text:p>
          </table:table-cell>
          <table:table-cell table:number-columns-repeated="2"/>
          <table:table-cell table:style-name="ce3" table:formula="of:=[.D13]*[.D13]*[.B13]" office:value-type="float" office:value="44.4132" calcext:value-type="float">
            <text:p>44.41</text:p>
          </table:table-cell>
          <table:table-cell table:formula="of:=[.C13]*[.C13]*[.B13]-2*[.I13]" office:value-type="float" office:value="46.1944" calcext:value-type="float">
            <text:p>46.1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2" calcext:value-type="float">
            <text:p>2.92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368.02" calcext:value-type="float">
            <text:p>1368.02</text:p>
          </table:table-cell>
          <table:table-cell office:value-type="float" office:value="599.99" calcext:value-type="float">
            <text:p>599.99</text:p>
          </table:table-cell>
          <table:table-cell table:number-columns-repeated="2"/>
          <table:table-cell table:style-name="ce3" table:formula="of:=[.D14]*[.D14]*[.B14]" office:value-type="float" office:value="44.4132" calcext:value-type="float">
            <text:p>44.41</text:p>
          </table:table-cell>
          <table:table-cell table:formula="of:=[.C14]*[.C14]*[.B14]-2*[.I14]" office:value-type="float" office:value="46.1944" calcext:value-type="float">
            <text:p>46.1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41" calcext:value-type="float">
            <text:p>3.641</text:p>
          </table:table-cell>
          <table:table-cell office:value-type="float" office:value="8.0355" calcext:value-type="float">
            <text:p>8.0355</text:p>
          </table:table-cell>
          <table:table-cell office:value-type="float" office:value="4.4839" calcext:value-type="float">
            <text:p>4.4839</text:p>
          </table:table-cell>
          <table:table-cell office:value-type="float" office:value="950.5" calcext:value-type="float">
            <text:p>950.5</text:p>
          </table:table-cell>
          <table:table-cell office:value-type="float" office:value="394.62" calcext:value-type="float">
            <text:p>394.62</text:p>
          </table:table-cell>
          <table:table-cell table:number-columns-repeated="2"/>
          <table:table-cell table:style-name="ce3" table:formula="of:=[.D15]*[.D15]*[.B15]" office:value-type="float" office:value="73.20361288361" calcext:value-type="float">
            <text:p>73.20</text:p>
          </table:table-cell>
          <table:table-cell table:formula="of:=[.C15]*[.C15]*[.B15]-2*[.I15]" office:value-type="float" office:value="88.68945080303" calcext:value-type="float">
            <text:p>88.69</text:p>
          </table:table-cell>
          <table:table-cell table:number-columns-repeated="101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.5801" calcext:value-type="float">
            <text:p>3.5801</text:p>
          </table:table-cell>
          <table:table-cell table:style-name="ce1" office:value-type="float" office:value="8.0379" calcext:value-type="float">
            <text:p>8.0379</text:p>
          </table:table-cell>
          <table:table-cell table:style-name="ce1" office:value-type="float" office:value="4.4856" calcext:value-type="float">
            <text:p>4.4856</text:p>
          </table:table-cell>
          <table:table-cell table:style-name="ce1" office:value-type="float" office:value="972.77" calcext:value-type="float">
            <text:p>972.77</text:p>
          </table:table-cell>
          <table:table-cell table:style-name="ce1" office:value-type="float" office:value="403.93" calcext:value-type="float">
            <text:p>403.93</text:p>
          </table:table-cell>
          <table:table-cell table:style-name="ce1" table:number-columns-repeated="2"/>
          <table:table-cell table:style-name="ce4" table:formula="of:=[.D16]*[.D16]*[.B16]" office:value-type="float" office:value="72.033786409536" calcext:value-type="float">
            <text:p>72.03</text:p>
          </table:table-cell>
          <table:table-cell table:style-name="ce4" table:formula="of:=[.C16]*[.C16]*[.B16]-2*[.I16]" office:value-type="float" office:value="87.234942312369" calcext:value-type="float">
            <text:p>87.23</text:p>
          </table:table-cell>
          <table:table-cell table:style-name="ce1"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502" calcext:value-type="float">
            <text:p>3.502</text:p>
          </table:table-cell>
          <table:table-cell office:value-type="float" office:value="8.04" calcext:value-type="float">
            <text:p>8.04</text:p>
          </table:table-cell>
          <table:table-cell office:value-type="float" office:value="4.48" calcext:value-type="float">
            <text:p>4.48</text:p>
          </table:table-cell>
          <table:table-cell office:value-type="float" office:value="1008.71" calcext:value-type="float">
            <text:p>1008.71</text:p>
          </table:table-cell>
          <table:table-cell office:value-type="float" office:value="417.59" calcext:value-type="float">
            <text:p>417.59</text:p>
          </table:table-cell>
          <table:table-cell table:number-columns-repeated="2"/>
          <table:table-cell table:style-name="ce3" table:formula="of:=[.D17]*[.D17]*[.B17]" office:value-type="float" office:value="70.2865408" calcext:value-type="float">
            <text:p>70.29</text:p>
          </table:table-cell>
          <table:table-cell table:formula="of:=[.C17]*[.C17]*[.B17]-2*[.I17]" office:value-type="float" office:value="85.8018015999999" calcext:value-type="float">
            <text:p>85.80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502" calcext:value-type="float">
            <text:p>3.502</text:p>
          </table:table-cell>
          <table:table-cell office:value-type="float" office:value="8.045" calcext:value-type="float">
            <text:p>8.045</text:p>
          </table:table-cell>
          <table:table-cell office:value-type="float" office:value="4.49" calcext:value-type="float">
            <text:p>4.49</text:p>
          </table:table-cell>
          <table:table-cell office:value-type="float" office:value="182.03" calcext:value-type="float">
            <text:p>182.03</text:p>
          </table:table-cell>
          <table:table-cell office:value-type="float" office:value="75.6" calcext:value-type="float">
            <text:p>75.6</text:p>
          </table:table-cell>
          <table:table-cell table:number-columns-repeated="2"/>
          <table:table-cell table:style-name="ce3" table:formula="of:=[.D18]*[.D18]*[.B18]" office:value-type="float" office:value="70.6006702" calcext:value-type="float">
            <text:p>70.60</text:p>
          </table:table-cell>
          <table:table-cell table:formula="of:=[.C18]*[.C18]*[.B18]-2*[.I18]" office:value-type="float" office:value="85.45519115" calcext:value-type="float">
            <text:p>85.46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4268" calcext:value-type="float">
            <text:p>3.4268</text:p>
          </table:table-cell>
          <table:table-cell office:value-type="float" office:value="8.0505" calcext:value-type="float">
            <text:p>8.0505</text:p>
          </table:table-cell>
          <table:table-cell office:value-type="float" office:value="4.5" calcext:value-type="float">
            <text:p>4.5</text:p>
          </table:table-cell>
          <table:table-cell office:value-type="float" office:value="182.57" calcext:value-type="float">
            <text:p>182.57</text:p>
          </table:table-cell>
          <table:table-cell office:value-type="float" office:value="76.06" calcext:value-type="float">
            <text:p>76.06</text:p>
          </table:table-cell>
          <table:table-cell table:number-columns-repeated="2"/>
          <table:table-cell table:style-name="ce3" table:formula="of:=[.D19]*[.D19]*[.B19]" office:value-type="float" office:value="69.3927" calcext:value-type="float">
            <text:p>69.39</text:p>
          </table:table-cell>
          <table:table-cell table:formula="of:=[.C19]*[.C19]*[.B19]-2*[.I19]" office:value-type="float" office:value="83.3073935967" calcext:value-type="float">
            <text:p>83.31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4268" calcext:value-type="float">
            <text:p>3.4268</text:p>
          </table:table-cell>
          <table:table-cell office:value-type="float" office:value="8.0505" calcext:value-type="float">
            <text:p>8.0505</text:p>
          </table:table-cell>
          <table:table-cell office:value-type="float" office:value="4.5" calcext:value-type="float">
            <text:p>4.5</text:p>
          </table:table-cell>
          <table:table-cell office:value-type="float" office:value="182.57" calcext:value-type="float">
            <text:p>182.57</text:p>
          </table:table-cell>
          <table:table-cell office:value-type="float" office:value="76.06" calcext:value-type="float">
            <text:p>76.06</text:p>
          </table:table-cell>
          <table:table-cell table:number-columns-repeated="2"/>
          <table:table-cell table:style-name="ce3" table:formula="of:=[.D20]*[.D20]*[.B20]" office:value-type="float" office:value="69.3927" calcext:value-type="float">
            <text:p>69.39</text:p>
          </table:table-cell>
          <table:table-cell table:formula="of:=[.C20]*[.C20]*[.B20]-2*[.I20]" office:value-type="float" office:value="83.3073935967" calcext:value-type="float">
            <text:p>83.31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3711" calcext:value-type="float">
            <text:p>3.3711</text:p>
          </table:table-cell>
          <table:table-cell office:value-type="float" office:value="8.175" calcext:value-type="float">
            <text:p>8.175</text:p>
          </table:table-cell>
          <table:table-cell office:value-type="float" office:value="4.509" calcext:value-type="float">
            <text:p>4.509</text:p>
          </table:table-cell>
          <table:table-cell office:value-type="float" office:value="188.72" calcext:value-type="float">
            <text:p>188.72</text:p>
          </table:table-cell>
          <table:table-cell office:value-type="float" office:value="76.55" calcext:value-type="float">
            <text:p>76.55</text:p>
          </table:table-cell>
          <table:table-cell table:number-columns-repeated="2"/>
          <table:table-cell table:style-name="ce3" table:formula="of:=[.D21]*[.D21]*[.B21]" office:value-type="float" office:value="68.5381071591" calcext:value-type="float">
            <text:p>68.54</text:p>
          </table:table-cell>
          <table:table-cell table:formula="of:=[.C21]*[.C21]*[.B21]-2*[.I21]" office:value-type="float" office:value="88.2165056193" calcext:value-type="float">
            <text:p>88.22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3243" calcext:value-type="float">
            <text:p>3.3243</text:p>
          </table:table-cell>
          <table:table-cell office:value-type="float" office:value="8.3007" calcext:value-type="float">
            <text:p>8.3007</text:p>
          </table:table-cell>
          <table:table-cell office:value-type="float" office:value="4.5184" calcext:value-type="float">
            <text:p>4.5184</text:p>
          </table:table-cell>
          <table:table-cell office:value-type="float" office:value="200.97" calcext:value-type="float">
            <text:p>200.97</text:p>
          </table:table-cell>
          <table:table-cell office:value-type="float" office:value="79.4" calcext:value-type="float">
            <text:p>79.4</text:p>
          </table:table-cell>
          <table:table-cell table:number-columns-repeated="2"/>
          <table:table-cell table:style-name="ce3" table:formula="of:=[.D22]*[.D22]*[.B22]" office:value-type="float" office:value="67.868704555008" calcext:value-type="float">
            <text:p>67.87</text:p>
          </table:table-cell>
          <table:table-cell table:formula="of:=[.C22]*[.C22]*[.B22]-2*[.I22]" office:value-type="float" office:value="93.3122478848911" calcext:value-type="float">
            <text:p>93.31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3243" calcext:value-type="float">
            <text:p>3.3243</text:p>
          </table:table-cell>
          <table:table-cell office:value-type="float" office:value="8.3007" calcext:value-type="float">
            <text:p>8.3007</text:p>
          </table:table-cell>
          <table:table-cell office:value-type="float" office:value="4.5184" calcext:value-type="float">
            <text:p>4.5184</text:p>
          </table:table-cell>
          <table:table-cell office:value-type="float" office:value="338.47" calcext:value-type="float">
            <text:p>338.47</text:p>
          </table:table-cell>
          <table:table-cell office:value-type="float" office:value="133.72" calcext:value-type="float">
            <text:p>133.72</text:p>
          </table:table-cell>
          <table:table-cell table:number-columns-repeated="2"/>
          <table:table-cell table:style-name="ce3" table:formula="of:=[.D23]*[.D23]*[.B23]" office:value-type="float" office:value="67.868704555008" calcext:value-type="float">
            <text:p>67.87</text:p>
          </table:table-cell>
          <table:table-cell table:formula="of:=[.C23]*[.C23]*[.B23]-2*[.I23]" office:value-type="float" office:value="93.3122478848911" calcext:value-type="float">
            <text:p>93.31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3663" calcext:value-type="float">
            <text:p>3.3663</text:p>
          </table:table-cell>
          <table:table-cell office:value-type="float" office:value="8.4822" calcext:value-type="float">
            <text:p>8.4822</text:p>
          </table:table-cell>
          <table:table-cell office:value-type="float" office:value="4.6094" calcext:value-type="float">
            <text:p>4.6094</text:p>
          </table:table-cell>
          <table:table-cell office:value-type="float" office:value="346.37" calcext:value-type="float">
            <text:p>346.37</text:p>
          </table:table-cell>
          <table:table-cell office:value-type="float" office:value="136.38" calcext:value-type="float">
            <text:p>136.38</text:p>
          </table:table-cell>
          <table:table-cell table:number-columns-repeated="2"/>
          <table:table-cell table:style-name="ce3" table:formula="of:=[.D24]*[.D24]*[.B24]" office:value-type="float" office:value="71.522323070268" calcext:value-type="float">
            <text:p>71.52</text:p>
          </table:table-cell>
          <table:table-cell table:formula="of:=[.C24]*[.C24]*[.B24]-2*[.I24]" office:value-type="float" office:value="99.1529530579561" calcext:value-type="float">
            <text:p>99.15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411" calcext:value-type="float">
            <text:p>3.411</text:p>
          </table:table-cell>
          <table:table-cell office:value-type="float" office:value="8.665" calcext:value-type="float">
            <text:p>8.665</text:p>
          </table:table-cell>
          <table:table-cell office:value-type="float" office:value="4.6964" calcext:value-type="float">
            <text:p>4.6964</text:p>
          </table:table-cell>
          <table:table-cell office:value-type="float" office:value="355.85" calcext:value-type="float">
            <text:p>355.85</text:p>
          </table:table-cell>
          <table:table-cell office:value-type="float" office:value="139.38" calcext:value-type="float">
            <text:p>139.38</text:p>
          </table:table-cell>
          <table:table-cell table:number-columns-repeated="2"/>
          <table:table-cell table:style-name="ce3" table:formula="of:=[.D25]*[.D25]*[.B25]" office:value-type="float" office:value="75.23360596656" calcext:value-type="float">
            <text:p>75.23</text:p>
          </table:table-cell>
          <table:table-cell table:formula="of:=[.C25]*[.C25]*[.B25]-2*[.I25]" office:value-type="float" office:value="105.63825754188" calcext:value-type="float">
            <text:p>105.64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4577" calcext:value-type="float">
            <text:p>3.4577</text:p>
          </table:table-cell>
          <table:table-cell office:value-type="float" office:value="8.8476" calcext:value-type="float">
            <text:p>8.8476</text:p>
          </table:table-cell>
          <table:table-cell office:value-type="float" office:value="4.7832" calcext:value-type="float">
            <text:p>4.7832</text:p>
          </table:table-cell>
          <table:table-cell office:value-type="float" office:value="366.34" calcext:value-type="float">
            <text:p>366.34</text:p>
          </table:table-cell>
          <table:table-cell office:value-type="float" office:value="142.76" calcext:value-type="float">
            <text:p>142.76</text:p>
          </table:table-cell>
          <table:table-cell table:number-columns-repeated="2"/>
          <table:table-cell table:style-name="ce3" table:formula="of:=[.D26]*[.D26]*[.B26]" office:value-type="float" office:value="79.108726045248" calcext:value-type="float">
            <text:p>79.11</text:p>
          </table:table-cell>
          <table:table-cell table:formula="of:=[.C26]*[.C26]*[.B26]-2*[.I26]" office:value-type="float" office:value="112.451392979856" calcext:value-type="float">
            <text:p>112.45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5068" calcext:value-type="float">
            <text:p>3.5068</text:p>
          </table:table-cell>
          <table:table-cell office:value-type="float" office:value="9.0302" calcext:value-type="float">
            <text:p>9.0302</text:p>
          </table:table-cell>
          <table:table-cell office:value-type="float" office:value="4.8702" calcext:value-type="float">
            <text:p>4.8702</text:p>
          </table:table-cell>
          <table:table-cell office:value-type="float" office:value="377.93" calcext:value-type="float">
            <text:p>377.93</text:p>
          </table:table-cell>
          <table:table-cell office:value-type="float" office:value="146.57" calcext:value-type="float">
            <text:p>146.57</text:p>
          </table:table-cell>
          <table:table-cell table:number-columns-repeated="2"/>
          <table:table-cell table:style-name="ce3" table:formula="of:=[.D27]*[.D27]*[.B27]" office:value-type="float" office:value="83.177256306672" calcext:value-type="float">
            <text:p>83.18</text:p>
          </table:table-cell>
          <table:table-cell table:formula="of:=[.C27]*[.C27]*[.B27]-2*[.I27]" office:value-type="float" office:value="119.605782208528" calcext:value-type="float">
            <text:p>119.61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9317" calcext:value-type="float">
            <text:p>3.9317</text:p>
          </table:table-cell>
          <table:table-cell office:value-type="float" office:value="9.3601" calcext:value-type="float">
            <text:p>9.3601</text:p>
          </table:table-cell>
          <table:table-cell office:value-type="float" office:value="5.0806" calcext:value-type="float">
            <text:p>5.0806</text:p>
          </table:table-cell>
          <table:table-cell office:value-type="float" office:value="413.66" calcext:value-type="float">
            <text:p>413.66</text:p>
          </table:table-cell>
          <table:table-cell office:value-type="float" office:value="162.5" calcext:value-type="float">
            <text:p>162.5</text:p>
          </table:table-cell>
          <table:table-cell table:number-columns-repeated="2"/>
          <table:table-cell table:style-name="ce3" table:formula="of:=[.D28]*[.D28]*[.B28]" office:value-type="float" office:value="101.486991938612" calcext:value-type="float">
            <text:p>101.49</text:p>
          </table:table-cell>
          <table:table-cell table:formula="of:=[.C28]*[.C28]*[.B28]-2*[.I28]" office:value-type="float" office:value="141.488040624493" calcext:value-type="float">
            <text:p>141.49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9273" calcext:value-type="float">
            <text:p>3.9273</text:p>
          </table:table-cell>
          <table:table-cell office:value-type="float" office:value="9.528" calcext:value-type="float">
            <text:p>9.528</text:p>
          </table:table-cell>
          <table:table-cell office:value-type="float" office:value="5.1864" calcext:value-type="float">
            <text:p>5.1864</text:p>
          </table:table-cell>
          <table:table-cell office:value-type="float" office:value="417.32" calcext:value-type="float">
            <text:p>417.32</text:p>
          </table:table-cell>
          <table:table-cell office:value-type="float" office:value="164.87" calcext:value-type="float">
            <text:p>164.87</text:p>
          </table:table-cell>
          <table:table-cell table:number-columns-repeated="2"/>
          <table:table-cell table:style-name="ce3" table:formula="of:=[.D29]*[.D29]*[.B29]" office:value-type="float" office:value="105.639441081408" calcext:value-type="float">
            <text:p>105.64</text:p>
          </table:table-cell>
          <table:table-cell table:formula="of:=[.C29]*[.C29]*[.B29]-2*[.I29]" office:value-type="float" office:value="145.252345440384" calcext:value-type="float">
            <text:p>145.25</text:p>
          </table:table-cell>
          <table:table-cell table:number-columns-repeated="101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9233" calcext:value-type="float">
            <text:p>3.9233</text:p>
          </table:table-cell>
          <table:table-cell office:value-type="float" office:value="9.6962" calcext:value-type="float">
            <text:p>9.6962</text:p>
          </table:table-cell>
          <table:table-cell office:value-type="float" office:value="5.2922" calcext:value-type="float">
            <text:p>5.2922</text:p>
          </table:table-cell>
          <table:table-cell office:value-type="float" office:value="419.94" calcext:value-type="float">
            <text:p>419.94</text:p>
          </table:table-cell>
          <table:table-cell office:value-type="float" office:value="166.8" calcext:value-type="float">
            <text:p>166.8</text:p>
          </table:table-cell>
          <table:table-cell table:number-columns-repeated="2"/>
          <table:table-cell table:style-name="ce3" table:formula="of:=[.D30]*[.D30]*[.B30]" office:value-type="float" office:value="109.881357249572" calcext:value-type="float">
            <text:p>109.88</text:p>
          </table:table-cell>
          <table:table-cell table:formula="of:=[.C30]*[.C30]*[.B30]-2*[.I30]" office:value-type="float" office:value="149.091413477308" calcext:value-type="float">
            <text:p>149.09</text:p>
          </table:table-cell>
          <table:table-cell table:number-columns-repeated="101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9218" calcext:value-type="float">
            <text:p>3.9218</text:p>
          </table:table-cell>
          <table:table-cell office:value-type="float" office:value="9.864" calcext:value-type="float">
            <text:p>9.864</text:p>
          </table:table-cell>
          <table:table-cell office:value-type="float" office:value="5.3989" calcext:value-type="float">
            <text:p>5.3989</text:p>
          </table:table-cell>
          <table:table-cell office:value-type="float" office:value="422.55" calcext:value-type="float">
            <text:p>422.55</text:p>
          </table:table-cell>
          <table:table-cell office:value-type="float" office:value="168.78" calcext:value-type="float">
            <text:p>168.78</text:p>
          </table:table-cell>
          <table:table-cell table:number-columns-repeated="2"/>
          <table:table-cell table:style-name="ce3" table:formula="of:=[.D31]*[.D31]*[.B31]" office:value-type="float" office:value="114.313101761378" calcext:value-type="float">
            <text:p>114.31</text:p>
          </table:table-cell>
          <table:table-cell table:formula="of:=[.C31]*[.C31]*[.B31]-2*[.I31]" office:value-type="float" office:value="152.959038090044" calcext:value-type="float">
            <text:p>152.96</text:p>
          </table:table-cell>
          <table:table-cell table:number-columns-repeated="101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9206" calcext:value-type="float">
            <text:p>3.9206</text:p>
          </table:table-cell>
          <table:table-cell office:value-type="float" office:value="10.032" calcext:value-type="float">
            <text:p>10.032</text:p>
          </table:table-cell>
          <table:table-cell office:value-type="float" office:value="5.5047" calcext:value-type="float">
            <text:p>5.5047</text:p>
          </table:table-cell>
          <table:table-cell office:value-type="float" office:value="425.51" calcext:value-type="float">
            <text:p>425.51</text:p>
          </table:table-cell>
          <table:table-cell office:value-type="float" office:value="170.82" calcext:value-type="float">
            <text:p>170.82</text:p>
          </table:table-cell>
          <table:table-cell table:number-columns-repeated="2"/>
          <table:table-cell table:style-name="ce3" table:formula="of:=[.D32]*[.D32]*[.B32]" office:value-type="float" office:value="118.800931626054" calcext:value-type="float">
            <text:p>118.80</text:p>
          </table:table-cell>
          <table:table-cell table:formula="of:=[.C32]*[.C32]*[.B32]-2*[.I32]" office:value-type="float" office:value="156.971335442292" calcext:value-type="float">
            <text:p>156.97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9201" calcext:value-type="float">
            <text:p>3.9201</text:p>
          </table:table-cell>
          <table:table-cell office:value-type="float" office:value="10.2" calcext:value-type="float">
            <text:p>10.2</text:p>
          </table:table-cell>
          <table:table-cell office:value-type="float" office:value="5.6104" calcext:value-type="float">
            <text:p>5.6104</text:p>
          </table:table-cell>
          <table:table-cell office:value-type="float" office:value="428.69" calcext:value-type="float">
            <text:p>428.69</text:p>
          </table:table-cell>
          <table:table-cell office:value-type="float" office:value="172.93" calcext:value-type="float">
            <text:p>172.93</text:p>
          </table:table-cell>
          <table:table-cell table:number-columns-repeated="2"/>
          <table:table-cell table:style-name="ce3" table:formula="of:=[.D33]*[.D33]*[.B33]" office:value-type="float" office:value="123.391373246016" calcext:value-type="float">
            <text:p>123.39</text:p>
          </table:table-cell>
          <table:table-cell table:formula="of:=[.C33]*[.C33]*[.B33]-2*[.I33]" office:value-type="float" office:value="161.064457507968" calcext:value-type="float">
            <text:p>161.06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2387" calcext:value-type="float">
            <text:p>4.2387</text:p>
          </table:table-cell>
          <table:table-cell office:value-type="float" office:value="10.7909" calcext:value-type="float">
            <text:p>10.7909</text:p>
          </table:table-cell>
          <table:table-cell office:value-type="float" office:value="5.9607" calcext:value-type="float">
            <text:p>5.9607</text:p>
          </table:table-cell>
          <table:table-cell office:value-type="float" office:value="1350.54" calcext:value-type="float">
            <text:p>1350.54</text:p>
          </table:table-cell>
          <table:table-cell office:value-type="float" office:value="549.45" calcext:value-type="float">
            <text:p>549.45</text:p>
          </table:table-cell>
          <table:table-cell table:number-columns-repeated="2"/>
          <table:table-cell table:style-name="ce3" table:formula="of:=[.D34]*[.D34]*[.B34]" office:value-type="float" office:value="150.600775709763" calcext:value-type="float">
            <text:p>150.60</text:p>
          </table:table-cell>
          <table:table-cell table:formula="of:=[.C34]*[.C34]*[.B34]-2*[.I34]" office:value-type="float" office:value="192.367608715221" calcext:value-type="float">
            <text:p>192.37</text:p>
          </table:table-cell>
          <table:table-cell table:number-columns-repeated="101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2986" calcext:value-type="float">
            <text:p>4.2986</text:p>
          </table:table-cell>
          <table:table-cell office:value-type="float" office:value="10.9222" calcext:value-type="float">
            <text:p>10.9222</text:p>
          </table:table-cell>
          <table:table-cell office:value-type="float" office:value="6.0898" calcext:value-type="float">
            <text:p>6.0898</text:p>
          </table:table-cell>
          <table:table-cell office:value-type="float" office:value="1311.17" calcext:value-type="float">
            <text:p>1311.17</text:p>
          </table:table-cell>
          <table:table-cell office:value-type="float" office:value="543.48" calcext:value-type="float">
            <text:p>543.48</text:p>
          </table:table-cell>
          <table:table-cell table:number-columns-repeated="2"/>
          <table:table-cell table:style-name="ce3" table:formula="of:=[.D35]*[.D35]*[.B35]" office:value-type="float" office:value="159.416435442344" calcext:value-type="float">
            <text:p>159.42</text:p>
          </table:table-cell>
          <table:table-cell table:formula="of:=[.C35]*[.C35]*[.B35]-2*[.I35]" office:value-type="float" office:value="193.966264093336" calcext:value-type="float">
            <text:p>193.97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3565" calcext:value-type="float">
            <text:p>4.3565</text:p>
          </table:table-cell>
          <table:table-cell office:value-type="float" office:value="11.0553" calcext:value-type="float">
            <text:p>11.0553</text:p>
          </table:table-cell>
          <table:table-cell office:value-type="float" office:value="6.21" calcext:value-type="float">
            <text:p>6.21</text:p>
          </table:table-cell>
          <table:table-cell office:value-type="float" office:value="1277.93" calcext:value-type="float">
            <text:p>1277.93</text:p>
          </table:table-cell>
          <table:table-cell office:value-type="float" office:value="537.63" calcext:value-type="float">
            <text:p>537.63</text:p>
          </table:table-cell>
          <table:table-cell table:number-columns-repeated="2"/>
          <table:table-cell table:style-name="ce3" table:formula="of:=[.D36]*[.D36]*[.B36]" office:value-type="float" office:value="168.00450165" calcext:value-type="float">
            <text:p>168.00</text:p>
          </table:table-cell>
          <table:table-cell table:formula="of:=[.C36]*[.C36]*[.B36]-2*[.I36]" office:value-type="float" office:value="196.440937169085" calcext:value-type="float">
            <text:p>196.44</text:p>
          </table:table-cell>
          <table:table-cell table:number-columns-repeated="1014"/>
        </table:table-row>
        <table:table-row table:style-name="ro1">
          <table:table-cell office:value-type="float" office:value="809.5" calcext:value-type="float">
            <text:p>809.5</text:p>
          </table:table-cell>
          <table:table-cell office:value-type="float" office:value="4.4118" calcext:value-type="float">
            <text:p>4.4118</text:p>
          </table:table-cell>
          <table:table-cell office:value-type="float" office:value="11.1355" calcext:value-type="float">
            <text:p>11.1355</text:p>
          </table:table-cell>
          <table:table-cell office:value-type="float" office:value="6.2424" calcext:value-type="float">
            <text:p>6.2424</text:p>
          </table:table-cell>
          <table:table-cell office:value-type="float" office:value="1269.44" calcext:value-type="float">
            <text:p>1269.44</text:p>
          </table:table-cell>
          <table:table-cell office:value-type="float" office:value="531.91" calcext:value-type="float">
            <text:p>531.91</text:p>
          </table:table-cell>
          <table:table-cell table:number-columns-repeated="2"/>
          <table:table-cell table:style-name="ce3" table:formula="of:=[.D37]*[.D37]*[.B37]" office:value-type="float" office:value="171.917071325568" calcext:value-type="float">
            <text:p>171.92</text:p>
          </table:table-cell>
          <table:table-cell table:formula="of:=[.C37]*[.C37]*[.B37]-2*[.I37]" office:value-type="float" office:value="203.226234899814" calcext:value-type="float">
            <text:p>203.23</text:p>
          </table:table-cell>
          <table:table-cell table:number-columns-repeated="101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465" calcext:value-type="float">
            <text:p>4.465</text:p>
          </table:table-cell>
          <table:table-cell office:value-type="float" office:value="11.2228" calcext:value-type="float">
            <text:p>11.2228</text:p>
          </table:table-cell>
          <table:table-cell office:value-type="float" office:value="6.2799" calcext:value-type="float">
            <text:p>6.2799</text:p>
          </table:table-cell>
          <table:table-cell office:value-type="float" office:value="1260.68" calcext:value-type="float">
            <text:p>1260.68</text:p>
          </table:table-cell>
          <table:table-cell office:value-type="float" office:value="526.32" calcext:value-type="float">
            <text:p>526.32</text:p>
          </table:table-cell>
          <table:table-cell table:number-columns-repeated="2"/>
          <table:table-cell table:style-name="ce3" table:formula="of:=[.D38]*[.D38]*[.B38]" office:value-type="float" office:value="176.08684800465" calcext:value-type="float">
            <text:p>176.09</text:p>
          </table:table-cell>
          <table:table-cell table:formula="of:=[.C38]*[.C38]*[.B38]-2*[.I38]" office:value-type="float" office:value="210.1985898763" calcext:value-type="float">
            <text:p>210.20</text:p>
          </table:table-cell>
          <table:table-cell table:number-columns-repeated="1014"/>
        </table:table-row>
        <table:table-row table:style-name="ro1">
          <table:table-cell office:value-type="float" office:value="908.5" calcext:value-type="float">
            <text:p>908.5</text:p>
          </table:table-cell>
          <table:table-cell office:value-type="float" office:value="4.5162" calcext:value-type="float">
            <text:p>4.5162</text:p>
          </table:table-cell>
          <table:table-cell office:value-type="float" office:value="11.3068" calcext:value-type="float">
            <text:p>11.3068</text:p>
          </table:table-cell>
          <table:table-cell office:value-type="float" office:value="6.3164" calcext:value-type="float">
            <text:p>6.3164</text:p>
          </table:table-cell>
          <table:table-cell office:value-type="float" office:value="1251.69" calcext:value-type="float">
            <text:p>1251.69</text:p>
          </table:table-cell>
          <table:table-cell office:value-type="float" office:value="520.83" calcext:value-type="float">
            <text:p>520.83</text:p>
          </table:table-cell>
          <table:table-cell table:number-columns-repeated="2"/>
          <table:table-cell table:style-name="ce3" table:formula="of:=[.D39]*[.D39]*[.B39]" office:value-type="float" office:value="180.182420245152" calcext:value-type="float">
            <text:p>180.18</text:p>
          </table:table-cell>
          <table:table-cell table:formula="of:=[.C39]*[.C39]*[.B39]-2*[.I39]" office:value-type="float" office:value="217.002995954784" calcext:value-type="float">
            <text:p>217.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5654" calcext:value-type="float">
            <text:p>4.5654</text:p>
          </table:table-cell>
          <table:table-cell office:value-type="float" office:value="11.3897" calcext:value-type="float">
            <text:p>11.3897</text:p>
          </table:table-cell>
          <table:table-cell office:value-type="float" office:value="6.3519" calcext:value-type="float">
            <text:p>6.3519</text:p>
          </table:table-cell>
          <table:table-cell office:value-type="float" office:value="1243.02" calcext:value-type="float">
            <text:p>1243.02</text:p>
          </table:table-cell>
          <table:table-cell office:value-type="float" office:value="515.46" calcext:value-type="float">
            <text:p>515.46</text:p>
          </table:table-cell>
          <table:table-cell table:number-columns-repeated="2"/>
          <table:table-cell table:style-name="ce3" table:formula="of:=[.D40]*[.D40]*[.B40]" office:value-type="float" office:value="184.198521083094" calcext:value-type="float">
            <text:p>184.20</text:p>
          </table:table-cell>
          <table:table-cell table:formula="of:=[.C40]*[.C40]*[.B40]-2*[.I40]" office:value-type="float" office:value="223.850687641098" calcext:value-type="float">
            <text:p>223.85</text:p>
          </table:table-cell>
          <table:table-cell table:number-columns-repeated="1014"/>
        </table:table-row>
        <table:table-row table:style-name="ro1">
          <table:table-cell office:value-type="float" office:value="1007.5" calcext:value-type="float">
            <text:p>1007.5</text:p>
          </table:table-cell>
          <table:table-cell office:value-type="float" office:value="4.5926" calcext:value-type="float">
            <text:p>4.5926</text:p>
          </table:table-cell>
          <table:table-cell office:value-type="float" office:value="11.4704" calcext:value-type="float">
            <text:p>11.4704</text:p>
          </table:table-cell>
          <table:table-cell office:value-type="float" office:value="6.386" calcext:value-type="float">
            <text:p>6.386</text:p>
          </table:table-cell>
          <table:table-cell office:value-type="float" office:value="1234.54" calcext:value-type="float">
            <text:p>1234.54</text:p>
          </table:table-cell>
          <table:table-cell office:value-type="float" office:value="510.2" calcext:value-type="float">
            <text:p>510.2</text:p>
          </table:table-cell>
          <table:table-cell table:number-columns-repeated="2"/>
          <table:table-cell table:style-name="ce3" table:formula="of:=[.D41]*[.D41]*[.B41]" office:value-type="float" office:value="187.2908022296" calcext:value-type="float">
            <text:p>187.29</text:p>
          </table:table-cell>
          <table:table-cell table:formula="of:=[.C41]*[.C41]*[.B41]-2*[.I41]" office:value-type="float" office:value="229.667127313216" calcext:value-type="float">
            <text:p>229.67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nthony Lomax</meta:initial-creator>
    <meta:creation-date>2023-12-04T09:48:43.467383819</meta:creation-date>
    <dc:date>2023-12-04T13:05:50.685471547</dc:date>
    <dc:creator>Anthony Lomax</dc:creator>
    <meta:editing-duration>PT3H6M55S</meta:editing-duration>
    <meta:editing-cycles>5</meta:editing-cycles>
    <meta:generator>LibreOffice/7.1.8.1$MacOSX_X86_64 LibreOffice_project/e1f30c802c3269a1d052614453f260e49458c82c</meta:generator>
    <meta:document-statistic meta:table-count="1" meta:cell-count="291" meta:object-count="0"/>
  </office:meta>
</office:document-meta>
</file>